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caa26" officeooo:paragraph-rsid="000caa26"/>
    </style:style>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1"/>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3"/>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4"/>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5"/>
    <style:style style:name="P12" style:family="paragraph" style:parent-style-name="Text_20_body" style:list-style-name="L6">
      <style:paragraph-properties fo:margin-top="0in" fo:margin-bottom="0in" style:contextual-spacing="false"/>
    </style:style>
    <style:style style:name="P13" style:family="paragraph" style:parent-style-name="Text_20_body" style:list-style-name="L6"/>
    <style:style style:name="P14" style:family="paragraph" style:parent-style-name="Text_20_body" style:list-style-name="L7">
      <style:paragraph-properties fo:margin-top="0in" fo:margin-bottom="0in" style:contextual-spacing="false"/>
    </style:style>
    <style:style style:name="P15" style:family="paragraph" style:parent-style-name="Text_20_body" style:list-style-name="L7"/>
    <style:style style:name="P16" style:family="paragraph" style:parent-style-name="Text_20_body" style:list-style-name="L8">
      <style:paragraph-properties fo:margin-top="0in" fo:margin-bottom="0in" style:contextual-spacing="false"/>
    </style:style>
    <style:style style:name="P17" style:family="paragraph" style:parent-style-name="Text_20_body" style:list-style-name="L8"/>
    <style:style style:name="P18" style:family="paragraph" style:parent-style-name="Text_20_body" style:list-style-name="L9">
      <style:paragraph-properties fo:margin-top="0in" fo:margin-bottom="0in" style:contextual-spacing="false"/>
    </style:style>
    <style:style style:name="P19" style:family="paragraph" style:parent-style-name="Text_20_body" style:list-style-name="L9"/>
    <style:style style:name="P20" style:family="paragraph" style:parent-style-name="Text_20_body" style:list-style-name="L10">
      <style:paragraph-properties fo:margin-top="0in" fo:margin-bottom="0in" style:contextual-spacing="false"/>
    </style:style>
    <style:style style:name="P21" style:family="paragraph" style:parent-style-name="Text_20_body" style:list-style-name="L10"/>
    <style:style style:name="T1" style:family="text">
      <style:text-properties fo:font-size="16pt" fo:font-weight="bold" style:font-size-asian="16pt" style:font-weight-asian="bold" style:font-size-complex="16pt" style:font-weight-complex="bold"/>
    </style:style>
    <style:style style:name="T2" style:family="text">
      <style:text-properties fo:font-size="16pt" style:text-underline-style="solid" style:text-underline-width="bold" style:text-underline-color="font-color" fo:font-weight="bold" officeooo:rsid="000b0a03" style:font-size-asian="16pt" style:font-weight-asian="bold" style:font-size-complex="16pt" style:font-weight-complex="bold"/>
    </style:style>
    <style:style style:name="T3" style:family="text">
      <style:text-properties fo:font-size="16pt" fo:font-weight="bold" officeooo:rsid="000b0a03" style:font-size-asian="16pt" style:font-weight-asian="bold" style:font-size-complex="16pt" style:font-weight-complex="bold"/>
    </style:style>
    <style:style style:name="T4" style:family="text">
      <style:text-properties officeooo:rsid="000caa26"/>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36"/><text:span text:style-name="T1"><text:s text:c="7"/></text:span><text:span text:style-name="T2">Software Requirements Specification (SRS)</text:span></text:p>
      <text:p text:style-name="Standard"><text:span text:style-name="T3"/></text:p>
      <text:p text:style-name="P1"><text:span text:style-name="T3">O</text:span><text:span text:style-name="T1">VERVIEW</text:span></text:p>
      <text:p text:style-name="Standard"/>
      <text:p text:style-name="Standard"><text:span text:style-name="T4">A</text:span> mobile and web application which connects photographers with their clients, <text:span text:style-name="T4">Copic</text:span>. clients sign in and explore different images posted by different photographers, he can like, dislike, comment and share image and also chat with the photographer who posted a certain image.</text:p>
      <text:p text:style-name="Standard"/>
      <text:h text:style-name="Heading_20_2" text:outline-level="2">1. Introduction</text:h>
      <text:h text:style-name="Heading_20_3" text:outline-level="3">1.1 Purpose</text:h>
      <text:p text:style-name="Text_20_body">This SRS defines the requirements for developing a mobile and web application that connects photographers with clients. The platform allows clients to explore images, interact with photographers, and engage with other users through social features like likes, comments, shares, and chat.</text:p>
      <text:h text:style-name="Heading_20_3" text:outline-level="3">1.2 Scope</text:h>
      <text:p text:style-name="Text_20_body">The application serves as a marketplace and social platform for photographers and clients.</text:p>
      <text:list text:style-name="L1">
        <text:list-item>
          <text:p text:style-name="P2"><text:span text:style-name="Strong_20_Emphasis">Photographers</text:span>: Showcase their portfolios, interact with potential clients, and manage bookings.</text:p>
        </text:list-item>
        <text:list-item>
          <text:p text:style-name="P3"><text:span text:style-name="Strong_20_Emphasis">Clients</text:span>: Discover photographers, view portfolios, interact via social features, and hire photographers for services.<text:line-break/>The application supports mobile and web platforms, ensuring accessibility and seamless interaction.</text:p>
        </text:list-item>
      </text:list>
      <text:h text:style-name="Heading_20_3" text:outline-level="3">1.3 Product Overview</text:h>
      <text:h text:style-name="Heading_20_4" text:outline-level="4">1.3.1 Product Perspective</text:h>
      <text:p text:style-name="Text_20_body">The application combines elements of social media and a marketplace.</text:p>
      <text:list text:style-name="L2">
        <text:list-item>
          <text:p text:style-name="P4"><text:span text:style-name="Strong_20_Emphasis">Social Media Perspective</text:span>: Clients can like, dislike, comment, and share images, fostering interaction and engagement.</text:p>
        </text:list-item>
        <text:list-item>
          <text:p text:style-name="P5"><text:span text:style-name="Strong_20_Emphasis">Marketplace Perspective</text:span>: Clients can chat with photographers to discuss services and finalize bookings.</text:p>
        </text:list-item>
      </text:list>
      <text:h text:style-name="Heading_20_4" text:outline-level="4">1.3.2 Product Functions</text:h>
      <text:list text:style-name="L3">
        <text:list-item>
          <text:p text:style-name="P6">User registration and authentication.</text:p>
        </text:list-item>
        <text:list-item>
          <text:p text:style-name="P6">Photographers upload and showcase images.</text:p>
        </text:list-item>
        <text:list-item>
          <text:p text:style-name="P6">Clients browse, like, comment, and share images.</text:p>
        </text:list-item>
        <text:list-item>
          <text:p text:style-name="P6">Real-time chat functionality between clients and photographers.</text:p>
        </text:list-item>
        <text:list-item>
          <text:p text:style-name="P7">Notification system for likes, comments, and messages.</text:p>
        </text:list-item>
      </text:list>
      <text:h text:style-name="Heading_20_4" text:outline-level="4">1.3.3 User Characteristics</text:h>
      <text:list text:style-name="L4">
        <text:list-item>
          <text:p text:style-name="P8"><text:soft-page-break/><text:span text:style-name="Strong_20_Emphasis">Clients</text:span>: Individuals looking for professional photography services, with basic familiarity with mobile and web apps.</text:p>
        </text:list-item>
        <text:list-item>
          <text:p text:style-name="P9"><text:span text:style-name="Strong_20_Emphasis">Photographers</text:span>: Professionals seeking exposure and client engagement, familiar with uploading and managing digital content.</text:p>
        </text:list-item>
      </text:list>
      <text:h text:style-name="Heading_20_4" text:outline-level="4">1.3.4 Limitations</text:h>
      <text:list text:style-name="L5">
        <text:list-item>
          <text:p text:style-name="P10">Internet connectivity is mandatory for real-time chat and image browsing.</text:p>
        </text:list-item>
        <text:list-item>
          <text:p text:style-name="P10">The application may not support high-volume traffic in the initial phases due to server constraints.</text:p>
        </text:list-item>
        <text:list-item>
          <text:p text:style-name="P11">Limited offline functionality (e.g., viewing downloaded images only).</text:p>
        </text:list-item>
      </text:list>
      <text:h text:style-name="Heading_20_3" text:outline-level="3">1.4 Definitions</text:h>
      <text:list text:style-name="L6">
        <text:list-item>
          <text:p text:style-name="P12"><text:span text:style-name="Strong_20_Emphasis">Client</text:span>: A user looking to hire photographers.</text:p>
        </text:list-item>
        <text:list-item>
          <text:p text:style-name="P12"><text:span text:style-name="Strong_20_Emphasis">Photographer</text:span>: A user showcasing their portfolio and offering services.</text:p>
        </text:list-item>
        <text:list-item>
          <text:p text:style-name="P12"><text:span text:style-name="Strong_20_Emphasis">Like/Dislike</text:span>: Client reactions to images.</text:p>
        </text:list-item>
        <text:list-item>
          <text:p text:style-name="P13"><text:span text:style-name="Strong_20_Emphasis">Chat</text:span>: Direct messaging between a client and a photographer.</text:p>
        </text:list-item>
      </text:list>
      <text:p text:style-name="Horizontal_20_Line"/>
      <text:h text:style-name="Heading_20_2" text:outline-level="2"><text:span text:style-name="T4">2</text:span>. Requirements</text:h>
      <text:h text:style-name="Heading_20_3" text:outline-level="3"><text:span text:style-name="T4">2</text:span>.1 Functional Requirements</text:h>
      <text:list text:style-name="L7">
        <text:list-item>
          <text:p text:style-name="P14"><text:span text:style-name="Strong_20_Emphasis">User Management</text:span>:</text:p>
          <text:list>
            <text:list-item>
              <text:p text:style-name="P14">Clients and photographers can sign up and log in securely.</text:p>
            </text:list-item>
            <text:list-item>
              <text:p text:style-name="P14">Users can reset passwords.</text:p>
            </text:list-item>
          </text:list>
        </text:list-item>
        <text:list-item>
          <text:p text:style-name="P14"><text:span text:style-name="Strong_20_Emphasis">Image Management</text:span>:</text:p>
          <text:list>
            <text:list-item>
              <text:p text:style-name="P14">Photographers can upload, delete, and organize images in galleries.</text:p>
            </text:list-item>
            <text:list-item>
              <text:p text:style-name="P14">Clients can browse, like, dislike, comment, and share images.</text:p>
            </text:list-item>
          </text:list>
        </text:list-item>
        <text:list-item>
          <text:p text:style-name="P14"><text:span text:style-name="Strong_20_Emphasis">Chat Functionality</text:span>:</text:p>
          <text:list>
            <text:list-item>
              <text:p text:style-name="P14">Real-time messaging between clients and photographers.</text:p>
            </text:list-item>
            <text:list-item>
              <text:p text:style-name="P14">Chat history is accessible for both parties.</text:p>
            </text:list-item>
          </text:list>
        </text:list-item>
        <text:list-item>
          <text:p text:style-name="P14"><text:span text:style-name="Strong_20_Emphasis">Notifications</text:span>:</text:p>
          <text:list>
            <text:list-item>
              <text:p text:style-name="P14">Notify photographers of likes, comments, shares, and new messages.</text:p>
            </text:list-item>
          </text:list>
        </text:list-item>
        <text:list-item>
          <text:p text:style-name="P14"><text:span text:style-name="Strong_20_Emphasis">Search and Discovery</text:span>:</text:p>
          <text:list>
            <text:list-item>
              <text:p text:style-name="P15">Clients can search for photographers by location, category, or tags.</text:p>
            </text:list-item>
          </text:list>
        </text:list-item>
      </text:list>
      <text:h text:style-name="Heading_20_3" text:outline-level="3"><text:span text:style-name="T4">2</text:span>.2 Non-Functional Requirements</text:h>
      <text:list text:style-name="L8">
        <text:list-item>
          <text:p text:style-name="P16"><text:span text:style-name="Strong_20_Emphasis">Scalability</text:span>: The system must handle up to 10,000 concurrent users initially, with room for future scaling.</text:p>
        </text:list-item>
        <text:list-item>
          <text:p text:style-name="P16"><text:span text:style-name="Strong_20_Emphasis">Security</text:span>:</text:p>
          <text:list>
            <text:list-item>
              <text:p text:style-name="P16">User authentication using JWT tokens.</text:p>
            </text:list-item>
            <text:list-item>
              <text:p text:style-name="P16">Secure storage of user data and images.</text:p>
            </text:list-item>
          </text:list>
        </text:list-item>
        <text:list-item>
          <text:p text:style-name="P16"><text:soft-page-break/><text:span text:style-name="Strong_20_Emphasis">Availability</text:span>: 99.9% uptime to ensure a reliable user experience.</text:p>
        </text:list-item>
        <text:list-item>
          <text:p text:style-name="P16"><text:span text:style-name="Strong_20_Emphasis">Usability</text:span>:</text:p>
          <text:list>
            <text:list-item>
              <text:p text:style-name="P16">Intuitive UI for both mobile and web versions.</text:p>
            </text:list-item>
            <text:list-item>
              <text:p text:style-name="P17">Accessible for users with minimal technical skills.</text:p>
            </text:list-item>
          </text:list>
        </text:list-item>
      </text:list>
      <text:h text:style-name="Heading_20_3" text:outline-level="3"><text:span text:style-name="T4">2</text:span>.3 Performance Requirements</text:h>
      <text:list text:style-name="L9">
        <text:list-item>
          <text:p text:style-name="P18">The application should load within <text:span text:style-name="Strong_20_Emphasis">3 seconds</text:span> for both mobile and web platforms under normal conditions.</text:p>
        </text:list-item>
        <text:list-item>
          <text:p text:style-name="P18">Real-time chat must have a maximum delay of <text:span text:style-name="Strong_20_Emphasis">2 seconds</text:span>.</text:p>
        </text:list-item>
        <text:list-item>
          <text:p text:style-name="P19">Image uploads should not exceed <text:span text:style-name="Strong_20_Emphasis">10 seconds</text:span> for files under 10MB.</text:p>
        </text:list-item>
      </text:list>
      <text:h text:style-name="Heading_20_3" text:outline-level="3"><text:span text:style-name="T4">2</text:span>.4 Interface Requirements</text:h>
      <text:list text:style-name="L10">
        <text:list-item>
          <text:p text:style-name="P20"><text:span text:style-name="Strong_20_Emphasis">User Interface</text:span>:</text:p>
          <text:list>
            <text:list-item>
              <text:p text:style-name="P20">A responsive design optimized for both mobile and web devices.</text:p>
            </text:list-item>
            <text:list-item>
              <text:p text:style-name="P20">Separate dashboards for clients and photographers.</text:p>
            </text:list-item>
          </text:list>
        </text:list-item>
        <text:list-item>
          <text:p text:style-name="P20"><text:span text:style-name="Strong_20_Emphasis">API Interface</text:span>:</text:p>
          <text:list>
            <text:list-item>
              <text:p text:style-name="P20">RESTful APIs for authentication, image management, and chat functionalities.</text:p>
            </text:list-item>
          </text:list>
        </text:list-item>
        <text:list-item>
          <text:p text:style-name="P20"><text:span text:style-name="Strong_20_Emphasis">Hardware Interface</text:span>:</text:p>
          <text:list>
            <text:list-item>
              <text:p text:style-name="P20">Mobile app compatible with iOS 12+ and Android 8+.</text:p>
            </text:list-item>
            <text:list-item>
              <text:p text:style-name="P21">Web app compatible with modern browsers (Chrome, Firefox, Safari, Edge).</text:p>
            </text:list-item>
          </text:list>
        </text:list-item>
      </text:list>
      <text:p text:style-name="Horizontal_20_Line"/>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7T18:58:56.882140814</meta:creation-date>
    <dc:date>2024-12-06T15:00:21.920232668</dc:date>
    <meta:editing-duration>PT5M58S</meta:editing-duration>
    <meta:editing-cycles>3</meta:editing-cycles>
    <meta:generator>LibreOffice/24.8.3.2$Linux_X86_64 LibreOffice_project/480$Build-2</meta:generator>
    <meta:document-statistic meta:table-count="0" meta:image-count="0" meta:object-count="0" meta:page-count="3" meta:paragraph-count="70" meta:word-count="599" meta:character-count="4105" meta:non-whitespace-character-count="3583"/>
  </office:meta>
</office:document-meta>
</file>